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WordVisi MSFontService" svg:font-family="'WordVisi MSFontService', Calibri, 'Calibri EmbeddedFont', 'Calibri MSFontService',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Standard">
      <style:paragraph-properties>
        <style:tab-stops>
          <style:tab-stop style:position="17.912cm"/>
        </style:tab-stops>
      </style:paragraph-properties>
      <style:text-properties style:font-name="Inter" fo:font-size="12pt"/>
    </style:style>
    <style:style style:name="P3" style:family="paragraph" style:parent-style-name="Standard">
      <style:paragraph-properties fo:margin-left="0cm" fo:margin-right="0.132cm" fo:margin-top="0cm" fo:margin-bottom="0cm" fo:text-indent="0cm" style:auto-text-indent="false" fo:padding="0cm" fo:border="none"/>
      <style:text-properties style:font-name="Inter" fo:font-size="10.5pt"/>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style>
    <style:style style:name="P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6"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7"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8"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9"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0"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1"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2"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3"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4"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5"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6"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7"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style:style>
    <style:style style:name="P18"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9" style:family="paragraph" style:parent-style-name="Text_20_body" style:list-style-name="L2">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20"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21" style:family="paragraph" style:parent-style-name="Text_20_body" style:list-style-name="L4">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22" style:family="paragraph" style:parent-style-name="Text_20_body" style:list-style-name="L5">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23" style:family="paragraph" style:parent-style-name="Text_20_body" style:list-style-name="L6">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T1" style:family="text">
      <style:text-properties style:font-name="Inter" fo:font-size="10.5pt" fo:letter-spacing="normal" fo:language="en" fo:country="US" fo:font-weight="normal"/>
    </style:style>
    <style:style style:name="T2" style:family="text">
      <style:text-properties style:font-name="Inter" fo:font-size="10.5pt" fo:letter-spacing="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Score: 10/10</text:p>
      <text:section text:style-name="Sect1" text:name="2206">
        <text:p text:style-name="P3">1)</text:p>
        <text:p text:style-name="P4"><text:span text:style-name="Strong_20_Emphasis"><text:span text:style-name="T1">What is the main difference between Process Explorer and Process Monitor?</text:span></text:span></text:p>
        <text:list xml:id="list8697139387637874463" text:style-name="L1">
          <text:list-item>
            <text:p text:style-name="P5">Process Explorer lets you search for processes that malware ran on a machine, while Process Monitor lets you obtain additional information about these processes.</text:p>
          </text:list-item>
          <text:list-item>
            <text:p text:style-name="P5">Process Explorer lets you explore the processes in the file system and registry, while Process Monitor lets you monitor any changes made in or by these using pre-defined rules.</text:p>
          </text:list-item>
          <text:list-item>
            <text:p text:style-name="P11">Process Explorer lets you access information about processes running on a machine, while Process Monitor lets you capture the file system, registry, and process activity</text:p>
            <text:p text:style-name="P18">Comments: Process Explorer displays information about which handles and processes have opened or loaded. It lets you access information about processes running on a machine and offers functionalities to analyze processes and determine if anything is malicious. Process Monitor is used to monitor and capture the Windows file system, registry, and process activity in real time. All activities attempted against the Microsoft Windows Registry are monitored and documented by Process Monitor.</text:p>
          </text:list-item>
        </text:list>
        <text:p text:style-name="P17">Score: 1.66</text:p>
      </text:section>
      <text:section text:style-name="Sect1" text:name="2207">
        <text:p text:style-name="P3">2)</text:p>
        <text:p text:style-name="P4"><text:span text:style-name="Strong_20_Emphasis"><text:span text:style-name="T2">Which tool allows the easiest access to listings of TCP and UDP endpoints on the system?</text:span></text:span></text:p>
        <text:list xml:id="list4575524718626269651" text:style-name="L2">
          <text:list-item>
            <text:p text:style-name="P6">Procmon</text:p>
          </text:list-item>
          <text:list-item>
            <text:p text:style-name="P12">TCPView</text:p>
            <text:p text:style-name="P19">Comments: TCPView displays detailed listings of all TCP and UDP endpoints on the system, including the local and remote addresses and the state of TCP connections. These connections are also displayed in Process Explorer and in Wireshark, but unlike these tools, TCPView displays the information in the most accessible way, without navigation in the tool.</text:p>
          </text:list-item>
          <text:list-item>
            <text:p text:style-name="P6">Process Explorer</text:p>
          </text:list-item>
          <text:list-item>
            <text:p text:style-name="P6">Wireshark</text:p>
          </text:list-item>
        </text:list>
        <text:p text:style-name="P17">Score: 1.66</text:p>
      </text:section>
      <text:section text:style-name="Sect1" text:name="2208">
        <text:p text:style-name="P3">3)</text:p>
        <text:p text:style-name="P4"><text:span text:style-name="Strong_20_Emphasis"><text:span text:style-name="T2">Which tool is used to look for malware persistence?</text:span></text:span></text:p>
        <text:list xml:id="list1278869558554078385" text:style-name="L3">
          <text:list-item>
            <text:p text:style-name="P7">Procmon</text:p>
          </text:list-item>
          <text:list-item>
            <text:p text:style-name="P13">Autoruns</text:p>
            <text:p text:style-name="P20">Comments: Autoruns is designed to list as many autostarting locations as possible, from services and scheduled tasks to run and boot execute keys.</text:p>
          </text:list-item>
          <text:list-item>
            <text:p text:style-name="P7">PeStudio</text:p>
          </text:list-item>
          <text:list-item>
            <text:p text:style-name="P7">TCPView</text:p>
          </text:list-item>
        </text:list>
        <text:p text:style-name="P17">Score: 1.67</text:p>
      </text:section>
      <text:section text:style-name="Sect1" text:name="2209">
        <text:p text:style-name="P3">4)</text:p>
        <text:p text:style-name="P4"><text:span text:style-name="Strong_20_Emphasis"><text:span text:style-name="T2">What is the primary use of the tool PsExec?</text:span></text:span></text:p>
        <text:list xml:id="list5659117038515389748" text:style-name="L4">
          <text:list-item>
            <text:p text:style-name="P14">Connection to remote systems</text:p>
            <text:p text:style-name="P21">Comments: PsExec was originally designed to help system administrators perform maintenance tasks by running commands on remote hosts, including launching interactive command prompts <text:soft-page-break/>on remote systems and remote-enabling software. While it was designed for legitimate purposes, threat actors may also take advantage of it for malicious purposes.</text:p>
          </text:list-item>
          <text:list-item>
            <text:p text:style-name="P8">Lateral movement between systems by adversaries</text:p>
          </text:list-item>
        </text:list>
        <text:p text:style-name="P17">Score: 1.67</text:p>
      </text:section>
      <text:section text:style-name="Sect1" text:name="2210">
        <text:p text:style-name="P3">5)</text:p>
        <text:p text:style-name="P4"><text:span text:style-name="Strong_20_Emphasis"><text:span text:style-name="T2">Which tool displays a visualization of what a malware type does?</text:span></text:span></text:p>
        <text:list xml:id="list5394874033931846060" text:style-name="L5">
          <text:list-item>
            <text:p text:style-name="P15">ProcDOT</text:p>
            <text:p text:style-name="P22">Comments: ProcDOT is used for visual malware analysis. It is able to parse Process Monitor data, correlate it with a PCAP, and transform it into an image.</text:p>
          </text:list-item>
          <text:list-item>
            <text:p text:style-name="P9">Procmon</text:p>
          </text:list-item>
          <text:list-item>
            <text:p text:style-name="P9">Procdump</text:p>
          </text:list-item>
          <text:list-item>
            <text:p text:style-name="P9">Process Explorer</text:p>
          </text:list-item>
        </text:list>
        <text:p text:style-name="P17">Score: 1.67</text:p>
      </text:section>
      <text:section text:style-name="Sect1" text:name="2211">
        <text:p text:style-name="P3">6)</text:p>
        <text:p text:style-name="P4"><text:span text:style-name="Strong_20_Emphasis"><text:span text:style-name="T2">What is the main purpose of using Regshot?</text:span></text:span></text:p>
        <text:list xml:id="list2335028794742768767" text:style-name="L6">
          <text:list-item>
            <text:p text:style-name="P10">Taking a snapshot of the system after the malware is executed for later use in static analysis</text:p>
          </text:list-item>
          <text:list-item>
            <text:p text:style-name="P16">Identifying changes made to the registry by the malware</text:p>
            <text:p text:style-name="P23">Comments: Regshot is used to perform before-and-after snapshots of the Windows Registry to identify changes made by the malware. These snapshots can reveal more about the malware’s capabilities and identify additional dropped files.</text:p>
          </text:list-item>
          <text:list-item>
            <text:p text:style-name="P10">Accessing registry information quickly and easily</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WordVisi MSFontService" svg:font-family="'WordVisi MSFontService', Calibri, 'Calibri EmbeddedFont', 'Calibri MSFontService',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10T19:01:09.64</dc:date>
    <dc:creator>kaos sevdalisi</dc:creator>
    <meta:document-statistic meta:table-count="0" meta:image-count="0" meta:object-count="0" meta:page-count="2" meta:paragraph-count="44" meta:word-count="499" meta:character-count="3079"/>
    <meta:user-defined meta:name="Info 1"/>
    <meta:user-defined meta:name="Info 2"/>
    <meta:user-defined meta:name="Info 3"/>
    <meta:user-defined meta:name="Info 4"/>
  </office:meta>
</office:document-meta>
</file>